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7B0000017B011A0C471F8154A7.png" manifest:media-type="image/png"/>
  <manifest:file-entry manifest:full-path="Pictures/100000010000017B0000017B756499020F327D97.png" manifest:media-type="image/png"/>
  <manifest:file-entry manifest:full-path="Pictures/100004650000272A0000272A7DD805C229D34E57.svg" manifest:media-type="image/svg+xml"/>
  <manifest:file-entry manifest:full-path="Pictures/100004650000272A0000272A39EE34E54129C78C.svg" manifest:media-type="image/svg+xml"/>
  <manifest:file-entry manifest:full-path="Pictures/100000010000017B0000017B3314A820A1F91A1C.png" manifest:media-type="image/png"/>
  <manifest:file-entry manifest:full-path="Pictures/100004650000272A0000272A2FB8C4E3BBE77EE1.svg" manifest:media-type="image/svg+xml"/>
  <manifest:file-entry manifest:full-path="Pictures/100000010000017B0000017BBB821E970D90587E.png" manifest:media-type="image/png"/>
  <manifest:file-entry manifest:full-path="Pictures/100004650000272A0000272A36DCEBCE9E0CF85D.svg" manifest:media-type="image/svg+xml"/>
  <manifest:file-entry manifest:full-path="Pictures/100004650000272A0000272A727FA00968215A45.svg" manifest:media-type="image/svg+xml"/>
  <manifest:file-entry manifest:full-path="Pictures/100000010000017B0000017B82F8A02943F219A2.png" manifest:media-type="image/png"/>
  <manifest:file-entry manifest:full-path="Pictures/100000010000017B0000017B92E3AE44547F0E3D.png" manifest:media-type="image/png"/>
  <manifest:file-entry manifest:full-path="Pictures/100004650000272A0000272AC15B43764E9FA138.svg" manifest:media-type="image/svg+xml"/>
  <manifest:file-entry manifest:full-path="Pictures/100004650000272A0000272AC397C64CF22AC4DF.svg" manifest:media-type="image/svg+xml"/>
  <manifest:file-entry manifest:full-path="Pictures/100000010000017B0000017B29F1BC217134D656.png" manifest:media-type="image/png"/>
  <manifest:file-entry manifest:full-path="Pictures/100004650000272A0000272AA23643C244A06B1B.svg" manifest:media-type="image/svg+xml"/>
  <manifest:file-entry manifest:full-path="Pictures/100000010000017B0000017BF71F069080FEB525.png" manifest:media-type="image/png"/>
  <manifest:file-entry manifest:full-path="Pictures/100004650000272A0000272AC95408E1E687A655.svg" manifest:media-type="image/svg+xml"/>
  <manifest:file-entry manifest:full-path="Pictures/100000010000017B0000017B1F1251DEA2A38351.png" manifest:media-type="image/png"/>
  <manifest:file-entry manifest:full-path="Pictures/100000010000017B0000017BBD3C6AAAA87CCE12.png" manifest:media-type="image/png"/>
  <manifest:file-entry manifest:full-path="Pictures/100000010000017B0000017B996A67DFD35A7B35.png" manifest:media-type="image/png"/>
  <manifest:file-entry manifest:full-path="Pictures/100004650000272A0000272AD3D23F2E72ED93AF.svg" manifest:media-type="image/svg+xml"/>
  <manifest:file-entry manifest:full-path="Pictures/100000010000017B0000017BFA60FC9BA453F920.png" manifest:media-type="image/png"/>
  <manifest:file-entry manifest:full-path="Pictures/100004650000272A0000272A1F2BC296195DD4FE.svg" manifest:media-type="image/svg+xml"/>
  <manifest:file-entry manifest:full-path="Pictures/100000010000017B0000017BEB9FEB34AE84BE77.png" manifest:media-type="image/png"/>
  <manifest:file-entry manifest:full-path="Pictures/100004650000272A0000272AFEA9D2ADE34E18CF.svg" manifest:media-type="image/svg+xml"/>
  <manifest:file-entry manifest:full-path="Pictures/100004650000272A0000272A3272B47F7E847FF8.svg" manifest:media-type="image/svg+xml"/>
  <manifest:file-entry manifest:full-path="Pictures/100000010000017B0000017BE6DB0419C5D133DB.png" manifest:media-type="image/png"/>
  <manifest:file-entry manifest:full-path="Pictures/100004650000272A0000272AB1C1684338AC35E5.svg" manifest:media-type="image/svg+xml"/>
  <manifest:file-entry manifest:full-path="Pictures/100004650000272A0000272A2A3CF048E214C840.svg" manifest:media-type="image/svg+xml"/>
  <manifest:file-entry manifest:full-path="Pictures/100000010000017B0000017B4902BD02D295C461.png" manifest:media-type="image/png"/>
  <manifest:file-entry manifest:full-path="Pictures/100004650000272A0000272ADD52FC52449571CC.svg" manifest:media-type="image/svg+xml"/>
  <manifest:file-entry manifest:full-path="Pictures/100000010000017B0000017BB51AC89DA440007B.png" manifest:media-type="image/png"/>
  <manifest:file-entry manifest:full-path="Pictures/100004650000272A0000272AF6144D3B3202A1D8.svg" manifest:media-type="image/svg+xml"/>
  <manifest:file-entry manifest:full-path="Pictures/100000010000017B0000017B909450DAF094D23D.png" manifest:media-type="image/png"/>
  <manifest:file-entry manifest:full-path="Pictures/100004650000272A0000272A09E3F2D23F48A20B.svg" manifest:media-type="image/svg+xml"/>
  <manifest:file-entry manifest:full-path="Pictures/100000010000017B0000017B7C8E69BD12349B3C.png" manifest:media-type="image/png"/>
  <manifest:file-entry manifest:full-path="Pictures/100000010000017B0000017B411B015F4ED2A4B2.png" manifest:media-type="image/png"/>
  <manifest:file-entry manifest:full-path="Pictures/100004650000272A0000272AB3526B183F10E934.svg" manifest:media-type="image/svg+xml"/>
  <manifest:file-entry manifest:full-path="Pictures/100000010000017B0000017B0C76E78D8A76B480.png" manifest:media-type="image/png"/>
  <manifest:file-entry manifest:full-path="Pictures/100004650000272A0000272AEA679B525C309928.svg" manifest:media-type="image/svg+xml"/>
  <manifest:file-entry manifest:full-path="Pictures/100004650000272A0000272A2BF5461BCAC7AF8C.svg" manifest:media-type="image/svg+xml"/>
  <manifest:file-entry manifest:full-path="Pictures/100000010000017B0000017B8DFE04DB7199C6F5.png" manifest:media-type="image/png"/>
  <manifest:file-entry manifest:full-path="Pictures/100000010000017B0000017BCA7949E6EA967C09.png" manifest:media-type="image/png"/>
  <manifest:file-entry manifest:full-path="Pictures/100004650000272A0000272A983DFBB9FDF1FD1D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214ab" officeooo:paragraph-rsid="000214ab"/>
    </style:style>
    <style:style style:name="P2" style:family="paragraph" style:parent-style-name="Standard">
      <style:text-properties officeooo:rsid="000214ab" officeooo:paragraph-rsid="000214a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<draw:frame draw:style-name="fr1" draw:name="Image1" text:anchor-type="as-char" svg:width="10.026cm" svg:height="10.026cm" draw:z-index="0"><draw:image xlink:href="Pictures/100004650000272A0000272A2A3CF048E214C840.svg" xlink:type="simple" xlink:show="embed" xlink:actuate="onLoad" draw:mime-type="image/svg+xml"/><draw:image xlink:href="Pictures/100000010000017B0000017B996A67DFD35A7B3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2<draw:frame draw:style-name="fr1" draw:name="Image2" text:anchor-type="as-char" svg:width="10.026cm" svg:height="10.026cm" draw:z-index="1"><draw:image xlink:href="Pictures/100004650000272A0000272A3272B47F7E847FF8.svg" xlink:type="simple" xlink:show="embed" xlink:actuate="onLoad" draw:mime-type="image/svg+xml"/><draw:image xlink:href="Pictures/100000010000017B0000017B8DFE04DB7199C6F5.png" xlink:type="simple" xlink:show="embed" xlink:actuate="onLoad" draw:mime-type="image/png"/></draw:frame></text:p>
      <text:p text:style-name="P1"><text:soft-page-break/>3<draw:frame draw:style-name="fr1" draw:name="Image3" text:anchor-type="as-char" svg:width="10.026cm" svg:height="10.026cm" draw:z-index="2"><draw:image xlink:href="Pictures/100004650000272A0000272AC95408E1E687A655.svg" xlink:type="simple" xlink:show="embed" xlink:actuate="onLoad" draw:mime-type="image/svg+xml"/><draw:image xlink:href="Pictures/100000010000017B0000017BCA7949E6EA967C0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4<draw:frame draw:style-name="fr1" draw:name="Image4" text:anchor-type="as-char" svg:width="10.026cm" svg:height="10.026cm" draw:z-index="3"><draw:image xlink:href="Pictures/100004650000272A0000272AA23643C244A06B1B.svg" xlink:type="simple" xlink:show="embed" xlink:actuate="onLoad" draw:mime-type="image/svg+xml"/><draw:image xlink:href="Pictures/100000010000017B0000017BFA60FC9BA453F920.png" xlink:type="simple" xlink:show="embed" xlink:actuate="onLoad" draw:mime-type="image/png"/></draw:frame></text:p>
      <text:p text:style-name="P1"><text:soft-page-break/>5<draw:frame draw:style-name="fr1" draw:name="Image5" text:anchor-type="as-char" svg:width="10.026cm" svg:height="10.026cm" draw:z-index="4"><draw:image xlink:href="Pictures/100004650000272A0000272A1F2BC296195DD4FE.svg" xlink:type="simple" xlink:show="embed" xlink:actuate="onLoad" draw:mime-type="image/svg+xml"/><draw:image xlink:href="Pictures/100000010000017B0000017BE6DB0419C5D133D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6<draw:frame draw:style-name="fr1" draw:name="Image6" text:anchor-type="as-char" svg:width="10.026cm" svg:height="10.026cm" draw:z-index="5"><draw:image xlink:href="Pictures/100004650000272A0000272AC15B43764E9FA138.svg" xlink:type="simple" xlink:show="embed" xlink:actuate="onLoad" draw:mime-type="image/svg+xml"/><draw:image xlink:href="Pictures/100000010000017B0000017B92E3AE44547F0E3D.png" xlink:type="simple" xlink:show="embed" xlink:actuate="onLoad" draw:mime-type="image/png"/></draw:frame></text:p>
      <text:p text:style-name="P1"><text:soft-page-break/>100<draw:frame draw:style-name="fr1" draw:name="Image7" text:anchor-type="as-char" svg:width="10.026cm" svg:height="10.026cm" draw:z-index="6"><draw:image xlink:href="Pictures/100004650000272A0000272AFEA9D2ADE34E18CF.svg" xlink:type="simple" xlink:show="embed" xlink:actuate="onLoad" draw:mime-type="image/svg+xml"/><draw:image xlink:href="Pictures/100000010000017B0000017B4902BD02D295C46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101<draw:frame draw:style-name="fr1" draw:name="Image8" text:anchor-type="as-char" svg:width="10.026cm" svg:height="10.026cm" draw:z-index="7"><draw:image xlink:href="Pictures/100004650000272A0000272ADD52FC52449571CC.svg" xlink:type="simple" xlink:show="embed" xlink:actuate="onLoad" draw:mime-type="image/svg+xml"/><draw:image xlink:href="Pictures/100000010000017B0000017BEB9FEB34AE84BE77.png" xlink:type="simple" xlink:show="embed" xlink:actuate="onLoad" draw:mime-type="image/png"/></draw:frame></text:p>
      <text:p text:style-name="P1"><text:soft-page-break/>102<draw:frame draw:style-name="fr1" draw:name="Image9" text:anchor-type="as-char" svg:width="10.026cm" svg:height="10.026cm" draw:z-index="8"><draw:image xlink:href="Pictures/100004650000272A0000272AC397C64CF22AC4DF.svg" xlink:type="simple" xlink:show="embed" xlink:actuate="onLoad" draw:mime-type="image/svg+xml"/><draw:image xlink:href="Pictures/100000010000017B0000017B909450DAF094D23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103<draw:frame draw:style-name="fr1" draw:name="Image10" text:anchor-type="as-char" svg:width="10.026cm" svg:height="10.026cm" draw:z-index="9"><draw:image xlink:href="Pictures/100004650000272A0000272A09E3F2D23F48A20B.svg" xlink:type="simple" xlink:show="embed" xlink:actuate="onLoad" draw:mime-type="image/svg+xml"/><draw:image xlink:href="Pictures/100000010000017B0000017B411B015F4ED2A4B2.png" xlink:type="simple" xlink:show="embed" xlink:actuate="onLoad" draw:mime-type="image/png"/></draw:frame></text:p>
      <text:p text:style-name="P1"><text:soft-page-break/>104<draw:frame draw:style-name="fr1" draw:name="Image11" text:anchor-type="as-char" svg:width="10.026cm" svg:height="10.026cm" draw:z-index="10"><draw:image xlink:href="Pictures/100004650000272A0000272AB1C1684338AC35E5.svg" xlink:type="simple" xlink:show="embed" xlink:actuate="onLoad" draw:mime-type="image/svg+xml"/><draw:image xlink:href="Pictures/100000010000017B0000017B7C8E69BD12349B3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105<draw:frame draw:style-name="fr1" draw:name="Image12" text:anchor-type="as-char" svg:width="10.026cm" svg:height="10.026cm" draw:z-index="11"><draw:image xlink:href="Pictures/100004650000272A0000272AB3526B183F10E934.svg" xlink:type="simple" xlink:show="embed" xlink:actuate="onLoad" draw:mime-type="image/svg+xml"/><draw:image xlink:href="Pictures/100000010000017B0000017B29F1BC217134D656.png" xlink:type="simple" xlink:show="embed" xlink:actuate="onLoad" draw:mime-type="image/png"/></draw:frame></text:p>
      <text:p text:style-name="P1"><text:soft-page-break/>106<draw:frame draw:style-name="fr1" draw:name="Image13" text:anchor-type="as-char" svg:width="10.026cm" svg:height="10.026cm" draw:z-index="12"><draw:image xlink:href="Pictures/100004650000272A0000272AEA679B525C309928.svg" xlink:type="simple" xlink:show="embed" xlink:actuate="onLoad" draw:mime-type="image/svg+xml"/><draw:image xlink:href="Pictures/100000010000017B0000017B0C76E78D8A76B48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107<draw:frame draw:style-name="fr1" draw:name="Image14" text:anchor-type="as-char" svg:width="10.026cm" svg:height="10.026cm" draw:z-index="13"><draw:image xlink:href="Pictures/100004650000272A0000272A983DFBB9FDF1FD1D.svg" xlink:type="simple" xlink:show="embed" xlink:actuate="onLoad" draw:mime-type="image/svg+xml"/><draw:image xlink:href="Pictures/100000010000017B0000017BF71F069080FEB525.png" xlink:type="simple" xlink:show="embed" xlink:actuate="onLoad" draw:mime-type="image/png"/></draw:frame></text:p>
      <text:p text:style-name="P1"><text:soft-page-break/>108<draw:frame draw:style-name="fr1" draw:name="Image15" text:anchor-type="as-char" svg:width="10.026cm" svg:height="10.026cm" draw:z-index="14"><draw:image xlink:href="Pictures/100004650000272A0000272A2BF5461BCAC7AF8C.svg" xlink:type="simple" xlink:show="embed" xlink:actuate="onLoad" draw:mime-type="image/svg+xml"/><draw:image xlink:href="Pictures/100000010000017B0000017B82F8A02943F219A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109<draw:frame draw:style-name="fr1" draw:name="Image16" text:anchor-type="as-char" svg:width="10.026cm" svg:height="10.026cm" draw:z-index="15"><draw:image xlink:href="Pictures/100004650000272A0000272A727FA00968215A45.svg" xlink:type="simple" xlink:show="embed" xlink:actuate="onLoad" draw:mime-type="image/svg+xml"/><draw:image xlink:href="Pictures/100000010000017B0000017BBD3C6AAAA87CCE12.png" xlink:type="simple" xlink:show="embed" xlink:actuate="onLoad" draw:mime-type="image/png"/></draw:frame></text:p>
      <text:p text:style-name="P1"><text:soft-page-break/>110<draw:frame draw:style-name="fr1" draw:name="Image17" text:anchor-type="as-char" svg:width="10.026cm" svg:height="10.026cm" draw:z-index="16"><draw:image xlink:href="Pictures/100004650000272A0000272A36DCEBCE9E0CF85D.svg" xlink:type="simple" xlink:show="embed" xlink:actuate="onLoad" draw:mime-type="image/svg+xml"/><draw:image xlink:href="Pictures/100000010000017B0000017BBB821E970D90587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111<draw:frame draw:style-name="fr1" draw:name="Image18" text:anchor-type="as-char" svg:width="10.026cm" svg:height="10.026cm" draw:z-index="17"><draw:image xlink:href="Pictures/100004650000272A0000272A2FB8C4E3BBE77EE1.svg" xlink:type="simple" xlink:show="embed" xlink:actuate="onLoad" draw:mime-type="image/svg+xml"/><draw:image xlink:href="Pictures/100000010000017B0000017B1F1251DEA2A38351.png" xlink:type="simple" xlink:show="embed" xlink:actuate="onLoad" draw:mime-type="image/png"/></draw:frame></text:p>
      <text:p text:style-name="P1"><text:soft-page-break/>112<draw:frame draw:style-name="fr1" draw:name="Image19" text:anchor-type="as-char" svg:width="10.026cm" svg:height="10.026cm" draw:z-index="18"><draw:image xlink:href="Pictures/100004650000272A0000272AD3D23F2E72ED93AF.svg" xlink:type="simple" xlink:show="embed" xlink:actuate="onLoad" draw:mime-type="image/svg+xml"/><draw:image xlink:href="Pictures/100000010000017B0000017B3314A820A1F91A1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113<draw:frame draw:style-name="fr1" draw:name="Image20" text:anchor-type="as-char" svg:width="10.026cm" svg:height="10.026cm" draw:z-index="19"><draw:image xlink:href="Pictures/100004650000272A0000272A7DD805C229D34E57.svg" xlink:type="simple" xlink:show="embed" xlink:actuate="onLoad" draw:mime-type="image/svg+xml"/><draw:image xlink:href="Pictures/100000010000017B0000017B756499020F327D97.png" xlink:type="simple" xlink:show="embed" xlink:actuate="onLoad" draw:mime-type="image/png"/></draw:frame></text:p>
      <text:p text:style-name="P1"><text:soft-page-break/>114<draw:frame draw:style-name="fr1" draw:name="Image21" text:anchor-type="as-char" svg:width="10.026cm" svg:height="10.026cm" draw:z-index="20"><draw:image xlink:href="Pictures/100004650000272A0000272A39EE34E54129C78C.svg" xlink:type="simple" xlink:show="embed" xlink:actuate="onLoad" draw:mime-type="image/svg+xml"/><draw:image xlink:href="Pictures/100000010000017B0000017B011A0C471F8154A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115<draw:frame draw:style-name="fr1" draw:name="Image22" text:anchor-type="as-char" svg:width="10.026cm" svg:height="10.026cm" draw:z-index="21"><draw:image xlink:href="Pictures/100004650000272A0000272AF6144D3B3202A1D8.svg" xlink:type="simple" xlink:show="embed" xlink:actuate="onLoad" draw:mime-type="image/svg+xml"/><draw:image xlink:href="Pictures/100000010000017B0000017BB51AC89DA440007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5T11:47:04.256424985</meta:creation-date>
    <dc:date>2022-04-15T12:16:24.172710829</dc:date>
    <meta:editing-duration>PT6M6S</meta:editing-duration>
    <meta:editing-cycles>2</meta:editing-cycles>
    <meta:generator>LibreOffice/7.3.1.3$Linux_X86_64 LibreOffice_project/30$Build-3</meta:generator>
    <meta:document-statistic meta:table-count="0" meta:image-count="22" meta:object-count="0" meta:page-count="11" meta:paragraph-count="22" meta:word-count="22" meta:character-count="54" meta:non-whitespace-character-count="54"/>
  </office:meta>
</office:document-meta>
</file>